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ccess Control Policy in OpenStack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ypervisor Compromise: Token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va Compute Runs on the Hypervisor</text:p>
              </text:list-item>
              <text:list-item>
                <text:p>Tokens included included in requests </text:p>
              </text:list-item>
              <text:list-item>
                <text:p>Rogue VM Harvest Toke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ypervisor Compromise: Tru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ow for a long term delegation</text:p>
              </text:list-item>
              <text:list-item>
                <text:p>A rogue trust would by-pass the token expiry</text:p>
              </text:list-item>
              <text:list-item>
                <text:p>Without Trusts, passwords will be copied around, which is even worse.</text:p>
              </text:list-item>
              <text:list-item>
                <text:p>Easy to identify but you have to 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enticate via Token when fetching a tok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isk</text:p>
                <text:list>
                  <text:list-item>
                    <text:p>Any scope can be converted to another scope</text:p>
                  </text:list-item>
                  <text:list-item>
                    <text:p>Expiration is not extended</text:p>
                  </text:list-item>
                </text:list>
              </text:list-item>
              <text:list-item>
                <text:p>Why:</text:p>
                <text:list>
                  <text:list-item>
                    <text:p>Web UI does not cache password</text:p>
                  </text:list-item>
                </text:list>
              </text:list-item>
              <text:list-item>
                <text:p>Mitigate</text:p>
                <text:list>
                  <text:list-item>
                    <text:p>Only allow unscoped to scoped transitions</text:p>
                  </text:list-item>
                  <text:list-item>
                    <text:p>Requires a call to explicitly request a scoped t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Are tokens on Hypervis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t and Teardown of Vms</text:p>
                <text:list>
                  <text:list-item>
                    <text:p>Barbican, Glance, Cinder, Neutron</text:p>
                  </text:list-item>
                </text:list>
              </text:list-item>
              <text:list-item>
                <text:p>Attach (Cinder)</text:p>
              </text:list-item>
              <text:list-item>
                <text:p>Periodic Refresh (Neutron)</text:p>
              </text:list-item>
              <text:list-item>
                <text:p>Snapshot (Glance)</text:p>
              </text:list-item>
              <text:list-item>
                <text:p><text:a xlink:href="http://ilearnstack.com/2013/04/26/request-flow-for-provisioning-instance-in-openstack/" xlink:type="simple">http://ilearnstack.com/2013/04/26/request-flow-for-provisioning-instance-in-openstack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services Use Token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rything</text:p>
              </text:list-item>
              <text:list-item>
                <text:p>Boot etc: <text:s/>Keystone, Nova, cinder, glance, neutron, ceilometer, etc</text:p>
              </text:list-item>
              <text:list-item>
                <text:p>Trove:</text:p>
                <text:list>
                  <text:list-item>
                    <text:p>Calls in to Nova</text:p>
                  </text:list-item>
                  <text:list-item>
                    <text:p>https://wiki.openstack.org/wiki/Trove/trove-diagrams</text:p>
                  </text:list-item>
                </text:list>
              </text:list-item>
              <text:list-item>
                <text:p>Sahara:</text:p>
                <text:list>
                  <text:list-item>
                    <text:p>Calls in to Nova, Heat, Cinder</text:p>
                  </text:list-item>
                  <text:list-item>
                    <text:p>Glance,</text:p>
                  </text:list-item>
                  <text:list-item>
                    <text:p>http://docs.openstack.org/developer/sahara/architecture.html</text:p>
                  </text:list-item>
                </text:list>
              </text:list-item>
              <text:list-item>
                <text:p>Heat:</text:p>
                <text:list>
                  <text:list-item>
                    <text:p>Calls in to Many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Big Tent Services</text:p>
          </draw:text-box>
        </draw:frame>
        <draw:frame presentation:style-name="pr4" draw:layer="layout" svg:width="7.112cm" svg:height="12.179cm" svg:x="0.762cm" svg:y="4.914cm" presentation:class="outline" presentation:user-transformed="true">
          <draw:text-box>
            <text:list text:style-name="L2">
              <text:list-item>
                <text:p>Barbican</text:p>
              </text:list-item>
              <text:list-item>
                <text:p>Ceilometer</text:p>
              </text:list-item>
              <text:list-item>
                <text:p>Cinder</text:p>
              </text:list-item>
              <text:list-item>
                <text:p>Congress</text:p>
              </text:list-item>
              <text:list-item>
                <text:p>Cue</text:p>
              </text:list-item>
              <text:list-item>
                <text:p>Designate</text:p>
              </text:list-item>
            </text:list>
          </draw:text-box>
        </draw:frame>
        <draw:frame presentation:style-name="pr4" draw:layer="layout" svg:width="6.474cm" svg:height="12.179cm" svg:x="7.496cm" svg:y="5.093cm" presentation:class="outline" presentation:user-transformed="true">
          <draw:text-box>
            <text:list text:style-name="L2">
              <text:list-item>
                <text:p>Glance</text:p>
              </text:list-item>
              <text:list-item>
                <text:p>Heat</text:p>
              </text:list-item>
              <text:list-item>
                <text:p>Horizon</text:p>
              </text:list-item>
              <text:list-item>
                <text:p>Ironic</text:p>
              </text:list-item>
              <text:list-item>
                <text:p>Keystone</text:p>
              </text:list-item>
              <text:list-item>
                <text:p>Magneto DB</text:p>
              </text:list-item>
            </text:list>
          </draw:text-box>
        </draw:frame>
        <draw:frame presentation:style-name="pr4" draw:layer="layout" svg:width="6.006cm" svg:height="12.179cm" svg:x="14.314cm" svg:y="4.915cm" presentation:class="outline" presentation:user-transformed="true">
          <draw:text-box>
            <text:list text:style-name="L2">
              <text:list-item>
                <text:p>Magnum</text:p>
              </text:list-item>
              <text:list-item>
                <text:p>Manila</text:p>
              </text:list-item>
              <text:list-item>
                <text:p>Mistral</text:p>
              </text:list-item>
              <text:list-item>
                <text:p>Murano</text:p>
              </text:list-item>
              <text:list-item>
                <text:p>Neutron</text:p>
              </text:list-item>
              <text:list-item>
                <text:p>Nova</text:p>
              </text:list-item>
            </text:list>
          </draw:text-box>
        </draw:frame>
        <draw:frame presentation:style-name="pr4" draw:layer="layout" svg:width="5.499cm" svg:height="12.179cm" svg:x="20.409cm" svg:y="4.839cm" presentation:class="outline" presentation:user-transformed="true">
          <draw:text-box>
            <text:list text:style-name="L2">
              <text:list-item>
                <text:p>Sahara</text:p>
              </text:list-item>
              <text:list-item>
                <text:p>Search light:</text:p>
              </text:list-item>
              <text:list-item>
                <text:p>Solum</text:p>
              </text:list-item>
              <text:list-item>
                <text:p>Swift</text:p>
              </text:list-item>
              <text:list-item>
                <text:p>TripleO</text:p>
              </text:list-item>
              <text:list-item>
                <text:p>Trove</text:p>
              </text:list-item>
              <text:list-item>
                <text:p>Zaq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ope of a Tok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 common role check is “Admin” with no scope</text:p>
              </text:list-item>
              <text:list-item>
                <text:p>Most policy does not Check Roles</text:p>
                <text:list>
                  <text:list-item>
                    <text:p><text:span text:style-name="T1">“</text:span><text:span text:style-name="T1">_member_” </text:span>role was added by Keystone to deal with migration from Tenant owning users</text:p>
                  </text:list-item>
                </text:list>
              </text:list-item>
              <text:list-item>
                <text:p>A scoped token used on any service is valid for any “_member_” command anywhere else in the OpenStack Deploy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tmentali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al: <text:s/>Fetch a token with only the permissions necessary to execute the current use c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Member Use Cases: 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Boot: <text:s/></text:p>
                <text:list>
                  <text:list-item>
                    <text:p>Heat</text:p>
                  </text:list-item>
                  <text:list-item>
                    <text:p>Sahara</text:p>
                  </text:list-item>
                  <text:list-item>
                    <text:p>Trove</text:p>
                  </text:list-item>
                </text:list>
              </text:list-item>
              <text:list-item>
                <text:p>Write Data:</text:p>
                <text:list>
                  <text:list-item>
                    <text:p>Glance</text:p>
                  </text:list-item>
                  <text:list-item>
                    <text:p>Trov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Read Only: </text:p>
                <text:list>
                  <text:list-item>
                    <text:p>Ceilometer</text:p>
                  </text:list-item>
                  <text:list-item>
                    <text:p>Searchlight</text:p>
                  </text:list-item>
                </text:list>
              </text:list-item>
              <text:list-item>
                <text:p>Create Trust</text:p>
                <text:list>
                  <text:list-item>
                    <text:p>Heat</text:p>
                  </text:list-item>
                  <text:list-item>
                    <text:p>Sol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Tenancy Administration Use Case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Nova</text:p>
                <text:list>
                  <text:list-item>
                    <text:p>Quotas</text:p>
                  </text:list-item>
                  <text:list-item>
                    <text:p>Security Groups</text:p>
                  </text:list-item>
                  <text:list-item>
                    <text:p>Key pairs</text:p>
                  </text:list-item>
                </text:list>
              </text:list-item>
              <text:list-item>
                <text:p>Cinder</text:p>
                <text:list>
                  <text:list-item>
                    <text:p>Quotas</text:p>
                  </text:list-item>
                </text:list>
              </text:list-item>
              <text:list-item>
                <text:p>Glance</text:p>
                <text:list>
                  <text:list-item>
                    <text:p>imag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Keystone </text:p>
                <text:list>
                  <text:list-item>
                    <text:p>Assignments</text:p>
                  </text:list-item>
                </text:list>
              </text:list-item>
              <text:list-item>
                <text:p>Neutron</text:p>
                <text:list>
                  <text:list-item>
                    <text:p>Networks</text:p>
                  </text:list-item>
                  <text:list-item>
                    <text:p>Subnets</text:p>
                  </text:list-item>
                  <text:list-item>
                    <text:p>Ext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Service Administration Use Case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Nova</text:p>
                <text:list>
                  <text:list-item>
                    <text:p>Hypervisors</text:p>
                  </text:list-item>
                  <text:list-item>
                    <text:p>Floating-ip-associate</text:p>
                  </text:list-item>
                  <text:list-item>
                    <text:p>Cells</text:p>
                  </text:list-item>
                </text:list>
              </text:list-item>
              <text:list-item>
                <text:p>Neutron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Keystone</text:p>
                <text:list>
                  <text:list-item>
                    <text:p>Roles</text:p>
                  </text:list-item>
                  <text:list-item>
                    <text:p>Service Catalog</text:p>
                  </text:list-item>
                  <text:list-item>
                    <text:p>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an't break people that expect the current stock policy files to work</text:p>
              </text:list-item>
              <text:list-item>
                <text:p>Global Admin</text:p>
              </text:list-item>
              <text:list-item>
                <text:p>Where is the scop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le vs Scop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ching Scope should not be customized</text:p>
                <text:list>
                  <text:list-item>
                    <text:p>Engineering decision</text:p>
                  </text:list-item>
                  <text:list-item>
                    <text:p>based on the object structure</text:p>
                  </text:list-item>
                </text:list>
              </text:list-item>
              <text:list-item>
                <text:p>Role Assigned to API should be customizable</text:p>
                <text:list>
                  <text:list-item>
                    <text:p>Chose the roles appropriate to the organization</text:p>
                  </text:list-item>
                  <text:list-item>
                    <text:p>Default to “Admin” if not specified for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bal Adm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st stock policy files have an account to fix things</text:p>
                <text:list>
                  <text:list-item>
                    <text:p>Nova has it in code</text:p>
                    <text:list>
                      <text:list-item>
                        <text:p>http://git.openstack.org/cgit/openstack/nova/tree/nova/policy.py#n120</text:p>
                      </text:list-item>
                      <text:list-item>
                        <text:p>return creds['is_admin'] == self.expected</text:p>
                      </text:list-item>
                    </text:list>
                  </text:list-item>
                  <text:list-item>
                    <text:p>"os_compute_api:os-lock-server:unlock:unlock_override": "rule:admin_api",</text:p>
                  </text:list-item>
                  <text:list-item>
                    <text:p>"admin_api": "is_admin:True",</text:p>
                  </text:list-item>
                </text:list>
              </text:list-item>
              <text:list-item>
                <text:p>Keystone has <text:s/>ADMIN_TOKEN/OS_SERVICE_TOKEN</text:p>
              </text:list-item>
              <text:list-item>
                <text:p>Check Role:admin without checking Sco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tter Global Adm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lobal admin means user is in admin role on admin domain</text:p>
              </text:list-item>
              <text:list-item>
                <text:p>In order to test that outside of Keystone server, we need to be able to query Keystone config remotely</text:p>
              </text:list-item>
              <text:list-item>
                <text:p>Added Benefit: allows a way to query default domain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is the Scope</text:p>
          </draw:text-box>
        </draw:frame>
        <draw:frame presentation:style-name="pr4" draw:layer="layout" svg:width="24.762cm" svg:height="15.406cm" svg:x="1.4cm" svg:y="4.914cm" presentation:class="outline" presentation:user-transformed="true">
          <draw:text-box>
            <text:list text:style-name="L2">
              <text:list-item>
                <text:p>project_id in the URL</text:p>
                <text:list>
                  <text:list-item>
                    <text:p>Nova list servers</text:p>
                    <text:list>
                      <text:list-item>
                        <text:p>http://hostanme:8774/v2/&lt;project_id&gt;/servers/detail</text:p>
                      </text:list-item>
                    </text:list>
                  </text:list-item>
                  <text:list-item>
                    <text:p>Trove list databases for instance</text:p>
                    <text:list>
                      <text:list-item>
                        <text:p>https://hostname/v1.0/{project_id}/instances/{instance_id}/databases </text:p>
                      </text:list-item>
                    </text:list>
                  </text:list-item>
                  <text:list-item>
                    <text:p>Keystone grant role to user on project</text:p>
                    <text:list>
                      <text:list-item>
                        <text:p>PUT http://hostname:35357/projects/{project_id}/users/{user_id}/roles/{role_id}</text:p>
                      </text:list-item>
                    </text:list>
                  </text:list-item>
                  <text:list-item>
                    <text:p>must confirm with database record</text:p>
                  </text:list-item>
                </text:list>
              </text:list-item>
              <text:list-item>
                <text:p>Use the scope from the token</text:p>
                <text:list>
                  <text:list-item>
                    <text:p>Glance image list</text:p>
                  </text:list-item>
                  <text:list-item>
                    <text:p><text:a xlink:href="http://hostname/v1/images" xlink:type="simple">http://hostname/v1/images</text:a></text:p>
                  </text:list-item>
                  <text:list-item>
                    <text:p>Won't work with a global admin</text:p>
                  </text:list-item>
                </text:list>
              </text:list-item>
              <text:list-item>
                <text:p>Fetch object from Database</text:p>
                <text:list>
                  <text:list-item>
                    <text:p>Ceilometer Rules mostly have</text:p>
                    <text:list>
                      <text:list-item>
                        <text:p>"context_is_project": "project_id:%(target.project_id)s"</text:p>
                      </text:list-item>
                    </text:list>
                  </text:list-item>
                  <text:list-item>
                    <text:p>Keystone add user to group (Domain scoped)</text:p>
                    <text:list>
                      <text:list-item>
                        <text:p>PUT /groups/{group_id}/users/{user_id}</text:p>
                      </text:list-item>
                    </text:list>
                  </text:list-item>
                </text:list>
              </text:list-item>
              <text:list-item>
                <text:p>Object is not scoped to a project</text:p>
                <text:list>
                  <text:list-item>
                    <text:p>Keystone User owns Credentials and Trusts</text:p>
                  </text:list-item>
                  <text:list-item>
                    <text:p>Domains own projects</text:p>
                  </text:list-item>
                  <text:list-item>
                    <text:p>Barbican user owns secr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tron Policy Ru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"shared_*":</text:p>
                <text:list>
                  <text:list-item>
                    <text:p><text:s/>"field:networks:shared=True",</text:p>
                  </text:list-item>
                  <text:list-item>
                    <text:p>"field:firewalls:shared=True",</text:p>
                  </text:list-item>
                  <text:list-item>
                    <text:p>"field:firewall_policies:shared=True",</text:p>
                  </text:list-item>
                  <text:list-item>
                    <text:p>"field:subnetpools:shared=True",</text:p>
                  </text:list-item>
                  <text:list-item>
                    <text:p>"field:address_scopes:shared=True",</text:p>
                  </text:list-item>
                </text:list>
              </text:list-item>
              <text:list-item>
                <text:p>"get_subnetpool": </text:p>
                <text:list>
                  <text:list-item>
                    <text:list>
                      <text:list-item>
                        <text:p>"rule:admin_or_owner or rule:shared_subnetpools",</text:p>
                      </text:list-item>
                    </text:list>
                  </text:list-item>
                </text:list>
              </text:list-item>
              <text:list-item>
                <text:p>(unscoped) admin role check OR access to the API is global</text:p>
              </text:list-item>
              <text:list-item>
                <text:p>Limited to read on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What is a Rol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label for a set of permissions across multiple services</text:p>
              </text:list-item>
              <text:list-item>
                <text:p>But...we have no way to share role information between services or end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Role Assignments tod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I can assign one role, I can assign any role</text:p>
              </text:list-item>
              <text:list-item>
                <text:p>Admin role is not scoped to a proejct</text:p>
              </text:list-item>
              <text:list-item>
                <text:p>If I can assign admin, I am admin</text:p>
              </text:list-item>
              <text:list-item>
                <text:p>What we need is a way to restrict role assignments to the roles and scope a user has assig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ternative to Global Admin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 a means for a specific user to get a token scoped to any project with any role</text:p>
              </text:list-item>
              <text:list-item>
                <text:p>Is it really any wors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iginal Dynamic Policy Desig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aduate oslo policy to a library</text:p>
              </text:list-item>
              <text:list-item>
                <text:p>Common code to enforce policy on a token</text:p>
              </text:list-item>
              <text:list-item>
                <text:p>Fetch policy from Keystone</text:p>
              </text:list-item>
              <text:list-item>
                <text:p>Provide a unified policy file</text:p>
              </text:list-item>
              <text:list-item>
                <text:p>Database schema to hold policy rules. <text:s/></text:p>
              </text:list-item>
              <text:list-item>
                <text:p>Hierarchical roles</text:p>
              </text:list-item>
              <text:list-item>
                <text:p>Generate rules from hierarchical roles</text:p>
              </text:list-item>
              <text:list-item>
                <text:p>Break member up into smaller roles.</text:p>
              </text:list-item>
              <text:list-item>
                <text:p>Use the smaller roles in the Policy targets.</text:p>
              </text:list-item>
              <text:list-item>
                <text:p>Users can only assign a role that they themselves have on the designated scop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ynamic Policy Succes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aduate oslo policy to a library complete</text:p>
              </text:list-item>
              <text:list-item>
                <text:p>Fetch policy from Keystone no targeted at URLs, not Endpoint Ids</text:p>
              </text:list-item>
              <text:list-item>
                <text:p>Kent has Proof of Concept for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ynamic Policy Adjust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fied Policy File may conflict dynamic natures of microversions</text:p>
              </text:list-item>
              <text:list-item>
                <text:p>Hierarchical Roles now includes role namespacing</text:p>
              </text:list-item>
              <text:list-item>
                <text:p>Kent design is better for query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not CM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be done, but has drawbacks</text:p>
              </text:list-item>
              <text:list-item>
                <text:p>Removes Keystone's ability to determine which policy file to fetch</text:p>
              </text:list-item>
              <text:list-item>
                <text:p>Most installations treat Policy as static, and will not update even if Keystone updates</text:p>
              </text:list-item>
              <text:list-item>
                <text:p>Extracts Policy out of the application management flow</text:p>
              </text:list-item>
              <text:list-item>
                <text:p>In the future, project specifc policy will require futher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fetch by URL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y not get a unified policy file</text:p>
              </text:list-item>
              <text:list-item>
                <text:p>Need to server separate policy for each service</text:p>
              </text:list-item>
              <text:list-item>
                <text:p>If customized for a specific server, we need to serve the policy for that server</text:p>
              </text:list-item>
              <text:list-item>
                <text:p>While this might be multiple “endpoints” we can treat all endpoints with the same URL as one endpoint for policy reasons</text:p>
              </text:list-item>
              <text:list-item>
                <text:p>CMS can calculate the URL prior to registering endpoint</text:p>
              </text:list-item>
              <text:list-item>
                <text:p>With endpoint_id: register, retreive ID, inject into config, restart server</text:p>
              </text:list-item>
              <text:list-item>
                <text:p>Why not Free form?</text:p>
                <text:list>
                  <text:list-item>
                    <text:p>Might be useful in the future</text:p>
                  </text:list-item>
                  <text:list-item>
                    <text:p>Would still require mapping to the endpoi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do we fetch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slo.policy is not specific to RBAC</text:p>
              </text:list-item>
              <text:list-item>
                <text:p>Fetching from Keystone is not specific to Oslo.policy</text:p>
              </text:list-item>
              <text:list-item>
                <text:p>After token validation</text:p>
              </text:list-item>
              <text:list-item>
                <text:p>Before Policy is called</text:p>
              </text:list-item>
              <text:list-item>
                <text:p>Using Policy for Endpoint binding in Middle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_token vs policy middle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th_token is purely a convenience, </text:p>
              </text:list-item>
              <text:list-item>
                <text:p>does not require modifying pipelines</text:p>
              </text:list-item>
              <text:list-item>
                <text:p>Separate middleware would be cleaner</text:p>
              </text:list-item>
              <text:list-item>
                <text:p>Compromise: <text:s/></text:p>
                <text:list>
                  <text:list-item>
                    <text:p>auth_token as a series of separateable middleware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force policy from middle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force policy on URLs, not random strings inside the code</text:p>
              </text:list-item>
              <text:list-item>
                <text:p>role/scope split</text:p>
                <text:list>
                  <text:list-item>
                    <text:p>only the role portion</text:p>
                  </text:list-item>
                  <text:list-item>
                    <text:p>this makes the most sense for customization</text:p>
                  </text:list-item>
                </text:list>
              </text:list-item>
              <text:list-item>
                <text:p>Scope would have to be enforced after database fetch for many resources</text:p>
              </text:list-item>
              <text:list-item>
                <text:p>Middleware can return HTTP 401 with extra knowledge of what role is required</text:p>
                <text:list>
                  <text:list-item>
                    <text:p>Bends the standard, but does not break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erarchical is bad term but what NIST uses</text:p>
              </text:list-item>
              <text:list-item>
                <text:p>Implied roles: <text:s/></text:p>
                <text:list>
                  <text:list-item>
                    <text:p>Explicit-role IMPLIES Implicit-Role</text:p>
                  </text:list-item>
                  <text:list-item>
                    <text:p>Impicit Roles can IMPLY other Implicit-Roles</text:p>
                  </text:list-item>
                  <text:list-item>
                    <text:p>Admin IMPLIES Member</text:p>
                  </text:list-item>
                  <text:list-item>
                    <text:p>Member IMPLIES both Read-Only and Writeable</text:p>
                  </text:list-item>
                </text:list>
              </text:list-item>
              <text:list-item>
                <text:p>A user is assigned a role at the top of the hierarchy</text:p>
              </text:list-item>
              <text:list-item>
                <text:p>A target specifies a role as low on the hierarchy as possible</text:p>
              </text:list-item>
              <text:list-item>
                <text:p>A user can then delegate an implicit role instead of explic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We Know What Permissions to Delegat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nges are rare enough that we can figure out statically</text:p>
              </text:list-item>
              <text:list-item>
                <text:p>When doing a Nova Boot, the Nova client can be smart enough to get the right token.</text:p>
              </text:list-item>
              <text:list-item>
                <text:p>All those things that call Nova boot need to be smart enought, too</text:p>
              </text:list-item>
              <text:list-item>
                <text:p>As things get more complicated, we can run Tempest against policy in <text:span text:style-name="T2">permissive </text:span>mode and see what would have gotten rejected.</text:p>
                <text:list>
                  <text:list-item>
                    <text:p>This approach works for SELinux and AppArm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le Namespa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les are lables.</text:p>
              </text:list-item>
              <text:list-item>
                <text:p>Currently, all roles are global</text:p>
              </text:list-item>
              <text:list-item>
                <text:p>Roles hould map to the services</text:p>
                <text:list>
                  <text:list-item>
                    <text:p>“Admin“ versus “Compute.admin”, “network.admin”</text:p>
                  </text:list-item>
                </text:list>
              </text:list-item>
              <text:list-item>
                <text:p>Implied roles can still work across namespaces</text:p>
                <text:list>
                  <text:list-item>
                    <text:p>Compute.boot implies network.reader</text:p>
                  </text:list-item>
                </text:list>
              </text:list-item>
              <text:list-item>
                <text:p>Can expand the role of Keystone beyond Undercloud:</text:p>
                <text:list>
                  <text:list-item>
                    <text:p>Wordpress.editor</text:p>
                  </text:list-item>
                  <text:list-item>
                    <text:p>Gerrit.approver <text:s/>implies Git.commiter</text:p>
                  </text:list-item>
                </text:list>
              </text:list-item>
              <text:list-item>
                <text:p>Segregated by Project Scope as well</text:p>
                <text:list>
                  <text:list-item>
                    <text:p>Gerrit.approver on Openstack/Keystone vs</text:p>
                  </text:list-item>
                  <text:list-item>
                    <text:p>Gerrit.approver on Openstack/No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esting a Token with a subset <text:tab/>of ro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est only the role required for the task at hand</text:p>
              </text:list-item>
              <text:list-item>
                <text:p>“I need a token for booting a VM”</text:p>
              </text:list-item>
              <text:list-item>
                <text:p>Ideally, a token would have only a single role</text:p>
                <text:list>
                  <text:list-item>
                    <text:p>Added Benefit: Fernet-style token implementations sma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ng lived deleg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orter the token lifespan <text:s/>= smaller attack surface</text:p>
              </text:list-item>
              <text:list-item>
                <text:p>No risk of timing out on long uploads etc</text:p>
              </text:list-item>
              <text:list-item>
                <text:p>Nova could request a read only token for other services during boot.</text:p>
              </text:list-item>
              <text:list-item>
                <text:p>Trusts and OAUTH1 should use the same logic</text:p>
                <text:list>
                  <text:list-item>
                    <text:p>OAUTH Consumer becomes user in a custom dom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nified Deleg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le assignment Follows Trust model except we add concept of “Position”</text:p>
                <text:list>
                  <text:list-item>
                    <text:p>A position is a permanent role assignment</text:p>
                  </text:list-item>
                  <text:list-item>
                    <text:p>A user is assigned to a position</text:p>
                  </text:list-item>
                  <text:list-item>
                    <text:p>All permanent role assigments happen from position to position</text:p>
                  </text:list-item>
                  <text:list-item>
                    <text:p>A user can only delegate to a position a role that they themself are assigned,either explicit or implicit</text:p>
                  </text:list-item>
                  <text:list-item>
                    <text:p>If a position goes unfilled all role assignments made by that position are:</text:p>
                    <text:list>
                      <text:list-item>
                        <text:p>inactive until it is filled again, or</text:p>
                      </text:list-item>
                      <text:list-item>
                        <text:p>are approved by a higher author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Risk of Breaking things that don't always happen: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Example: ceph driver talks to glance more often than regular storage backends</text:p>
              </text:list-item>
              <text:list-item>
                <text:p>Only going to be as good as our functional testing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Scope All Entitie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Keystone Service level entities be owned by the Admin Domain</text:p>
                <text:list>
                  <text:list-item>
                    <text:p>Services</text:p>
                  </text:list-item>
                  <text:list-item>
                    <text:p>Endpoint</text:p>
                  </text:list-item>
                  <text:list-item>
                    <text:p>Regions</text:p>
                  </text:list-item>
                  <text:list-item>
                    <text:p>Roles</text:p>
                  </text:list-item>
                </text:list>
              </text:list-item>
              <text:list-item>
                <text:p>Lends itself to better delegation in the future</text:p>
                <text:list>
                  <text:list-item>
                    <text:p>Scope Roles under services to Namespac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Multi-token requests 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Service Tokens + User Tokens</text:p>
              </text:list-item>
              <text:list-item>
                <text:p>Should this </text:p>
              </text:list-item>
              <text:list-item>
                <text:p>each time an instance is spun up there are the token used for the metadata service - that is this is done between the neutron agents and the service to determine the instance id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Young</meta:initial-creator>
    <meta:creation-date>2015-07-06T09:28:52.030612456</meta:creation-date>
    <dc:date>2015-07-07T13:35:06.898185130</dc:date>
    <dc:creator>Adam Young</dc:creator>
    <meta:editing-duration>PT19H59M27S</meta:editing-duration>
    <meta:editing-cycles>69</meta:editing-cycles>
    <meta:generator>LibreOffice/4.4.3.2$Linux_X86_64 LibreOffice_project/40$Build-2</meta:generator>
    <meta:document-statistic meta:object-count="182"/>
  </office:meta>
</office:document-meta>
</file>